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10000" number:language="de" number:country="DE">
      <number:number number:min-integer-digits="1"/>
    </number:number-style>
    <number:date-style style:name="N10051" number:language="de" number:country="DE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 style:data-style-name="N10051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000"/>
    <style:style style:name="ce5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1" table:number-rows-spanned="3">
            <text:p>Börsenkurse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covered-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2"/>
          <table:table-cell table:style-name="ce2" office:value-type="string" calcext:value-type="string">
            <text:p>Datum:</text:p>
          </table:table-cell>
          <table:table-cell table:style-name="ce9" office:value-type="date" office:date-value="2021-08-19T19:47:18.24" calcext:value-type="date">
            <text:p>19.08.2021 19:47:18</text:p>
          </table:table-cell>
          <table:table-cell/>
          <table:table-cell table:style-name="ce11"/>
        </table:table-row>
        <table:table-row table:style-name="ro1">
          <table:table-cell table:style-name="ce3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office:value-type="string" calcext:value-type="string">
            <text:p>A/F</text:p>
          </table:table-cell>
          <table:table-cell/>
          <table:table-cell table:style-name="ce2" office:value-type="string" calcext:value-type="string">
            <text:p>Performance:</text:p>
          </table:table-cell>
          <table:table-cell table:style-name="ce2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9:47:16.840213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9:55:37.936844316</meta:creation-date>
    <dc:date>2021-08-19T19:47:18.256481505</dc:date>
    <meta:editing-duration>PT11M14S</meta:editing-duration>
    <meta:editing-cycles>21</meta:editing-cycles>
    <meta:generator>LibreOffice/7.1.5.2$Linux_X86_64 LibreOffice_project/10$Build-2</meta:generator>
    <meta:document-statistic meta:table-count="1" meta:cell-count="15" meta:object-count="0"/>
  </office:meta>
</office:document-meta>
</file>